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1" style:family="text">
      <style:text-properties style:text-line-through-style="solid" fo:background-color="transparen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me text<text:note text:id="ftn0" text:note-class="endnote"><text:note-citation>i</text:note-citation><text:note-body><text:p text:style-name="Endnote">Endnote text</text:p></text:note-body></text:note> with an endno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sort-algorithm="alphanumeric" fo:language="de" fo:country="DE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Linnemann</meta:initial-creator>
    <meta:creation-date>2015-03-01T17:26:12.31</meta:creation-date>
    <dc:date>2015-03-01T18:06:33.87</dc:date>
    <dc:creator>Martin Linnemann</dc:creator>
    <meta:editing-duration>PT10M3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2" meta:paragraph-count="2" meta:word-count="8" meta:character-count="38"/>
  </office:meta>
</office:document-meta>
</file>